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Normal">
      <style:text-properties officeooo:rsid="0048eade" officeooo:paragraph-rsid="0048eade"/>
    </style:style>
    <style:style style:name="P3" style:family="paragraph" style:parent-style-name="Normal">
      <style:text-properties officeooo:paragraph-rsid="0048eade"/>
    </style:style>
    <style:style style:name="P4" style:family="paragraph" style:parent-style-name="Normal">
      <style:text-properties officeooo:rsid="0049a008" officeooo:paragraph-rsid="0049a008"/>
    </style:style>
    <style:style style:name="P5" style:family="paragraph" style:parent-style-name="Normal">
      <style:text-properties officeooo:rsid="004b5e31" officeooo:paragraph-rsid="004b5e31"/>
    </style:style>
    <style:style style:name="P6" style:family="paragraph" style:parent-style-name="Normal">
      <style:text-properties officeooo:paragraph-rsid="004b5e31"/>
    </style:style>
    <style:style style:name="P7" style:family="paragraph" style:parent-style-name="Normal" style:list-style-name="L1">
      <style:text-properties officeooo:paragraph-rsid="004b5e31"/>
    </style:style>
    <style:style style:name="P8" style:family="paragraph" style:parent-style-name="Normal" style:list-style-name="L1">
      <style:text-properties officeooo:paragraph-rsid="004c3951"/>
    </style:style>
    <style:style style:name="P9" style:family="paragraph" style:parent-style-name="Normal">
      <style:text-properties officeooo:paragraph-rsid="004c3951"/>
    </style:style>
    <style:style style:name="P10" style:family="paragraph" style:parent-style-name="Normal" style:list-style-name="L2">
      <style:text-properties officeooo:paragraph-rsid="004c3951"/>
    </style:style>
    <style:style style:name="P11" style:family="paragraph" style:parent-style-name="Normal" style:list-style-name="L3">
      <style:text-properties officeooo:paragraph-rsid="004c3951"/>
    </style:style>
    <style:style style:name="P12" style:family="paragraph" style:parent-style-name="Heading_20_1">
      <style:paragraph-properties fo:break-before="page"/>
      <style:text-properties officeooo:rsid="00312ee8" officeooo:paragraph-rsid="004df120"/>
    </style:style>
    <style:style style:name="P13" style:family="paragraph" style:parent-style-name="Normal">
      <style:text-properties officeooo:rsid="00312ee8" officeooo:paragraph-rsid="004df120"/>
    </style:style>
    <style:style style:name="P14" style:family="paragraph" style:parent-style-name="Heading_20_2">
      <style:text-properties officeooo:paragraph-rsid="004df120"/>
    </style:style>
    <style:style style:name="P15" style:family="paragraph" style:parent-style-name="Normal">
      <style:text-properties officeooo:rsid="003450fb" officeooo:paragraph-rsid="004df120"/>
    </style:style>
    <style:style style:name="P16" style:family="paragraph" style:parent-style-name="Normal" style:list-style-name="L4">
      <style:text-properties officeooo:rsid="0039eba3" officeooo:paragraph-rsid="004df120"/>
    </style:style>
    <style:style style:name="P17" style:family="paragraph" style:parent-style-name="Normal" style:list-style-name="L4">
      <style:text-properties officeooo:rsid="00312ee8" officeooo:paragraph-rsid="004df120"/>
    </style:style>
    <style:style style:name="P18" style:family="paragraph" style:parent-style-name="Normal" style:list-style-name="L4">
      <style:text-properties officeooo:rsid="0032ebec" officeooo:paragraph-rsid="004df120"/>
    </style:style>
    <style:style style:name="P19" style:family="paragraph" style:parent-style-name="Normal">
      <style:text-properties officeooo:rsid="0032ebec" officeooo:paragraph-rsid="004df120"/>
    </style:style>
    <style:style style:name="P20" style:family="paragraph" style:parent-style-name="Normal">
      <style:text-properties officeooo:rsid="0036b7b7" officeooo:paragraph-rsid="004df120"/>
    </style:style>
    <style:style style:name="P21" style:family="paragraph" style:parent-style-name="Normal">
      <style:text-properties officeooo:rsid="00383a33" officeooo:paragraph-rsid="004df120"/>
    </style:style>
    <style:style style:name="P22" style:family="paragraph" style:parent-style-name="Normal">
      <style:text-properties officeooo:rsid="00398960" officeooo:paragraph-rsid="004df120"/>
    </style:style>
    <style:style style:name="P23" style:family="paragraph" style:parent-style-name="Normal">
      <style:text-properties officeooo:rsid="00398960" officeooo:paragraph-rsid="004eec9f"/>
    </style:style>
    <style:style style:name="P24" style:family="paragraph" style:parent-style-name="Normal">
      <style:text-properties officeooo:rsid="004eec9f" officeooo:paragraph-rsid="004eec9f"/>
    </style:style>
    <style:style style:name="P25" style:family="paragraph" style:parent-style-name="Normal">
      <style:text-properties officeooo:rsid="003a6b5b" officeooo:paragraph-rsid="004df120"/>
    </style:style>
    <style:style style:name="P26" style:family="paragraph" style:parent-style-name="Preformatted_20_Text">
      <style:text-properties officeooo:paragraph-rsid="004df120"/>
    </style:style>
    <style:style style:name="P27" style:family="paragraph" style:parent-style-name="Normal">
      <style:text-properties officeooo:paragraph-rsid="004df120"/>
    </style:style>
    <style:style style:name="P28" style:family="paragraph" style:parent-style-name="Normal">
      <style:text-properties officeooo:rsid="003a964e" officeooo:paragraph-rsid="004df120"/>
    </style:style>
    <style:style style:name="P29" style:family="paragraph" style:parent-style-name="Normal">
      <style:text-properties officeooo:rsid="003d7ab4" officeooo:paragraph-rsid="004df120"/>
    </style:style>
    <style:style style:name="P30" style:family="paragraph" style:parent-style-name="Normal">
      <style:text-properties officeooo:rsid="0055665f" officeooo:paragraph-rsid="0058c2c0"/>
    </style:style>
    <style:style style:name="P31" style:family="paragraph" style:parent-style-name="Normal">
      <style:text-properties officeooo:rsid="0055665f" officeooo:paragraph-rsid="0055665f"/>
    </style:style>
    <style:style style:name="P32" style:family="paragraph" style:parent-style-name="Normal">
      <style:text-properties officeooo:rsid="005c0965" officeooo:paragraph-rsid="005c0965"/>
    </style:style>
    <style:style style:name="P33" style:family="paragraph" style:parent-style-name="Normal" style:list-style-name="L5">
      <style:text-properties officeooo:rsid="005c5b42" officeooo:paragraph-rsid="005c5b42"/>
    </style:style>
    <style:style style:name="P34" style:family="paragraph" style:parent-style-name="Normal">
      <style:text-properties officeooo:rsid="005ce90b" officeooo:paragraph-rsid="005ce90b"/>
    </style:style>
    <style:style style:name="P35" style:family="paragraph" style:parent-style-name="Normal" style:list-style-name="L6">
      <style:text-properties officeooo:rsid="005ce90b" officeooo:paragraph-rsid="005ce90b"/>
    </style:style>
    <style:style style:name="P36" style:family="paragraph" style:parent-style-name="Heading_20_2">
      <style:text-properties officeooo:rsid="005e8f5a" officeooo:paragraph-rsid="005e8f5a"/>
    </style:style>
    <style:style style:name="P37" style:family="paragraph" style:parent-style-name="Normal">
      <style:text-properties officeooo:rsid="005e8f5a" officeooo:paragraph-rsid="005e8f5a"/>
    </style:style>
    <style:style style:name="P38" style:family="paragraph" style:parent-style-name="Normal" style:list-style-name="L7">
      <style:text-properties officeooo:rsid="005e8f5a" officeooo:paragraph-rsid="005e8f5a"/>
    </style:style>
    <style:style style:name="P39" style:family="paragraph" style:parent-style-name="Normal" style:list-style-name="L7">
      <style:text-properties officeooo:rsid="0063ceef" officeooo:paragraph-rsid="0063ceef"/>
    </style:style>
    <style:style style:name="P40" style:family="paragraph" style:parent-style-name="Normal" style:list-style-name="L7">
      <style:text-properties officeooo:rsid="0067460b" officeooo:paragraph-rsid="0067460b"/>
    </style:style>
    <style:style style:name="P41" style:family="paragraph" style:parent-style-name="Normal" style:list-style-name="L7">
      <style:text-properties officeooo:rsid="006579b2" officeooo:paragraph-rsid="006579b2"/>
    </style:style>
    <style:style style:name="P42" style:family="paragraph" style:parent-style-name="Normal" style:list-style-name="L7">
      <style:text-properties officeooo:rsid="0060e7a3" officeooo:paragraph-rsid="0060e7a3"/>
    </style:style>
    <style:style style:name="P43" style:family="paragraph" style:parent-style-name="Normal">
      <style:text-properties officeooo:rsid="0060e7a3" officeooo:paragraph-rsid="0060e7a3"/>
    </style:style>
    <style:style style:name="P44" style:family="paragraph" style:parent-style-name="Normal">
      <style:text-properties officeooo:rsid="0062c106" officeooo:paragraph-rsid="0060e7a3"/>
    </style:style>
    <style:style style:name="P45" style:family="paragraph" style:parent-style-name="Normal" style:list-style-name="L8">
      <style:text-properties officeooo:rsid="0060e7a3" officeooo:paragraph-rsid="0060e7a3"/>
    </style:style>
    <style:style style:name="P46" style:family="paragraph" style:parent-style-name="Normal" style:list-style-name="L8">
      <style:text-properties officeooo:rsid="0062c106" officeooo:paragraph-rsid="0062c106"/>
    </style:style>
    <style:style style:name="P47" style:family="paragraph" style:parent-style-name="Normal" style:list-style-name="L8">
      <style:text-properties officeooo:rsid="0066481e" officeooo:paragraph-rsid="0066481e"/>
    </style:style>
    <style:style style:name="P48" style:family="paragraph" style:parent-style-name="Normal" style:list-style-name="L8">
      <style:text-properties officeooo:rsid="005e8f5a" officeooo:paragraph-rsid="005e8f5a"/>
    </style:style>
    <style:style style:name="P49" style:family="paragraph" style:parent-style-name="Normal">
      <style:text-properties officeooo:rsid="0067460b" officeooo:paragraph-rsid="0067460b"/>
    </style:style>
    <style:style style:name="P50" style:family="paragraph" style:parent-style-name="Normal">
      <style:text-properties officeooo:rsid="006cb270" officeooo:paragraph-rsid="006cb270"/>
    </style:style>
    <style:style style:name="P51" style:family="paragraph" style:parent-style-name="Normal" style:list-style-name="L9">
      <style:text-properties officeooo:rsid="006cb270" officeooo:paragraph-rsid="006cb270"/>
    </style:style>
    <style:style style:name="P52" style:family="paragraph" style:parent-style-name="Normal" style:list-style-name="L9">
      <style:text-properties officeooo:rsid="006d4f04" officeooo:paragraph-rsid="006d4f04"/>
    </style:style>
    <style:style style:name="P53" style:family="paragraph" style:parent-style-name="Normal">
      <style:text-properties officeooo:rsid="006ecf77" officeooo:paragraph-rsid="006ecf77"/>
    </style:style>
    <style:style style:name="P54" style:family="paragraph" style:parent-style-name="Normal">
      <style:text-properties officeooo:rsid="006f153c" officeooo:paragraph-rsid="006f153c"/>
    </style:style>
    <style:style style:name="P55" style:family="paragraph" style:parent-style-name="Normal">
      <style:text-properties style:text-underline-style="solid" style:text-underline-width="auto" style:text-underline-color="font-color" officeooo:rsid="0071f599" officeooo:paragraph-rsid="0071f599"/>
    </style:style>
    <style:style style:name="P56" style:family="paragraph" style:parent-style-name="Normal" style:list-style-name="L10">
      <style:text-properties officeooo:rsid="006f153c" officeooo:paragraph-rsid="006f153c"/>
    </style:style>
    <style:style style:name="P57" style:family="paragraph" style:parent-style-name="Normal" style:list-style-name="L10">
      <style:text-properties officeooo:rsid="0071f599" officeooo:paragraph-rsid="0071f599"/>
    </style:style>
    <style:style style:name="P58" style:family="paragraph" style:parent-style-name="Normal" style:list-style-name="L10">
      <style:text-properties officeooo:rsid="006f6f05" officeooo:paragraph-rsid="006f6f05"/>
    </style:style>
    <style:style style:name="P59" style:family="paragraph" style:parent-style-name="Heading_20_1">
      <style:text-properties officeooo:paragraph-rsid="004f261b"/>
    </style:style>
    <style:style style:name="P60" style:family="paragraph" style:parent-style-name="Normal">
      <style:text-properties officeooo:rsid="0024e4ac" officeooo:paragraph-rsid="004f261b"/>
    </style:style>
    <style:style style:name="P61" style:family="paragraph" style:parent-style-name="Heading_20_2">
      <style:text-properties officeooo:rsid="0025f8a7" officeooo:paragraph-rsid="004f261b"/>
    </style:style>
    <style:style style:name="P62" style:family="paragraph" style:parent-style-name="Normal">
      <style:text-properties officeooo:rsid="0025f8a7" officeooo:paragraph-rsid="004f261b"/>
    </style:style>
    <style:style style:name="P63" style:family="paragraph" style:parent-style-name="Normal">
      <style:text-properties officeooo:rsid="00271cbb" officeooo:paragraph-rsid="004f261b"/>
    </style:style>
    <style:style style:name="P64" style:family="paragraph" style:parent-style-name="Normal">
      <style:text-properties officeooo:rsid="002fcae7" officeooo:paragraph-rsid="004f261b"/>
    </style:style>
    <style:style style:name="P65" style:family="paragraph" style:parent-style-name="Normal">
      <style:text-properties officeooo:rsid="004f261b" officeooo:paragraph-rsid="004f261b"/>
    </style:style>
    <style:style style:name="P66" style:family="paragraph" style:parent-style-name="Heading_20_2">
      <style:text-properties officeooo:paragraph-rsid="004f261b"/>
    </style:style>
    <style:style style:name="P67" style:family="paragraph" style:parent-style-name="Normal">
      <style:text-properties officeooo:paragraph-rsid="004f261b"/>
    </style:style>
    <style:style style:name="P68" style:family="paragraph" style:parent-style-name="Heading_20_3">
      <style:text-properties officeooo:rsid="002e65db" officeooo:paragraph-rsid="004f261b"/>
    </style:style>
    <style:style style:name="P69" style:family="paragraph" style:parent-style-name="Table_20_Contents">
      <style:text-properties officeooo:rsid="0029d9a9" officeooo:paragraph-rsid="004f261b"/>
    </style:style>
    <style:style style:name="P70" style:family="paragraph" style:parent-style-name="Table_20_Contents">
      <style:text-properties officeooo:rsid="002868dd" officeooo:paragraph-rsid="004f261b"/>
    </style:style>
    <style:style style:name="P71" style:family="paragraph" style:parent-style-name="Table_20_Contents">
      <style:text-properties officeooo:rsid="002c33bc" officeooo:paragraph-rsid="004f261b"/>
    </style:style>
    <style:style style:name="P72" style:family="paragraph" style:parent-style-name="Standard">
      <style:text-properties officeooo:rsid="002868dd" officeooo:paragraph-rsid="004f261b"/>
    </style:style>
    <style:style style:name="P73" style:family="paragraph" style:parent-style-name="Normal">
      <style:text-properties officeooo:rsid="002c33bc" officeooo:paragraph-rsid="004f261b"/>
    </style:style>
    <style:style style:name="P74" style:family="paragraph" style:parent-style-name="Normal">
      <style:text-properties officeooo:rsid="002e65db" officeooo:paragraph-rsid="004f261b"/>
    </style:style>
    <style:style style:name="P75" style:family="paragraph" style:parent-style-name="Heading_20_3">
      <style:text-properties officeooo:rsid="002d396c" officeooo:paragraph-rsid="004f261b"/>
    </style:style>
    <style:style style:name="P76" style:family="paragraph" style:parent-style-name="Heading_20_3">
      <style:text-properties officeooo:paragraph-rsid="004f261b"/>
    </style:style>
    <style:style style:name="P77" style:family="paragraph" style:parent-style-name="Normal">
      <style:text-properties officeooo:rsid="002868dd" officeooo:paragraph-rsid="004f261b"/>
    </style:style>
    <style:style style:name="P78" style:family="paragraph" style:parent-style-name="Normal">
      <style:text-properties officeooo:rsid="002954a2" officeooo:paragraph-rsid="004f261b"/>
    </style:style>
    <style:style style:name="P79" style:family="paragraph" style:parent-style-name="Normal">
      <style:text-properties officeooo:rsid="0029d9a9" officeooo:paragraph-rsid="004f261b"/>
    </style:style>
    <style:style style:name="P80" style:family="paragraph" style:parent-style-name="Standard">
      <style:text-properties officeooo:rsid="0029d9a9" officeooo:paragraph-rsid="004f261b"/>
    </style:style>
    <style:style style:name="P81" style:family="paragraph" style:parent-style-name="Normal">
      <style:text-properties officeooo:rsid="002af927" officeooo:paragraph-rsid="004f261b"/>
    </style:style>
    <style:style style:name="P82" style:family="paragraph" style:parent-style-name="Normal">
      <style:text-properties officeooo:rsid="0039bf87" officeooo:paragraph-rsid="004f261b"/>
    </style:style>
    <style:style style:name="P83" style:family="paragraph" style:parent-style-name="Table_20_Contents">
      <style:text-properties officeooo:rsid="002d396c" officeooo:paragraph-rsid="004f261b"/>
    </style:style>
    <style:style style:name="P84" style:family="paragraph" style:parent-style-name="Table_20_Heading">
      <style:text-properties officeooo:rsid="00271cbb" officeooo:paragraph-rsid="004f261b"/>
    </style:style>
    <style:style style:name="P85" style:family="paragraph" style:parent-style-name="Table_20_Contents">
      <style:text-properties officeooo:paragraph-rsid="004f261b"/>
    </style:style>
    <style:style style:name="P86" style:family="paragraph" style:parent-style-name="Standard">
      <style:text-properties officeooo:rsid="0055665f" officeooo:paragraph-rsid="006ae89f"/>
    </style:style>
    <style:style style:name="T1" style:family="text">
      <style:text-properties officeooo:rsid="006ae89f"/>
    </style:style>
    <style:style style:name="T2" style:family="text">
      <style:text-properties officeooo:rsid="0046ac92"/>
    </style:style>
    <style:style style:name="T3" style:family="text">
      <style:text-properties officeooo:rsid="00472feb"/>
    </style:style>
    <style:style style:name="T4" style:family="text">
      <style:text-properties officeooo:rsid="0051a80e"/>
    </style:style>
    <style:style style:name="T5" style:family="text">
      <style:text-properties officeooo:rsid="0048eade"/>
    </style:style>
    <style:style style:name="T6" style:family="text">
      <style:text-properties officeooo:rsid="00492afd"/>
    </style:style>
    <style:style style:name="T7" style:family="text">
      <style:text-properties officeooo:rsid="0049a008"/>
    </style:style>
    <style:style style:name="T8" style:family="text">
      <style:text-properties officeooo:rsid="00530a6a"/>
    </style:style>
    <style:style style:name="T9" style:family="text">
      <style:text-properties fo:font-style="italic" style:font-style-asian="italic" style:font-style-complex="italic"/>
    </style:style>
    <style:style style:name="T10" style:family="text">
      <style:text-properties officeooo:rsid="004b5e31"/>
    </style:style>
    <style:style style:name="T11" style:family="text">
      <style:text-properties officeooo:rsid="004c1dd3"/>
    </style:style>
    <style:style style:name="T12" style:family="text">
      <style:text-properties fo:font-weight="bold" style:font-weight-asian="bold" style:font-weight-complex="bold"/>
    </style:style>
    <style:style style:name="T13" style:family="text">
      <style:text-properties officeooo:rsid="004c3951"/>
    </style:style>
    <style:style style:name="T14" style:family="text">
      <style:text-properties officeooo:rsid="004d599f"/>
    </style:style>
    <style:style style:name="T15" style:family="text">
      <style:text-properties officeooo:rsid="004df120"/>
    </style:style>
    <style:style style:name="T16" style:family="text">
      <style:text-properties officeooo:rsid="00312ee8"/>
    </style:style>
    <style:style style:name="T17" style:family="text">
      <style:text-properties officeooo:rsid="00536fb8"/>
    </style:style>
    <style:style style:name="T18" style:family="text">
      <style:text-properties officeooo:rsid="0032ebec"/>
    </style:style>
    <style:style style:name="T19" style:family="text">
      <style:text-properties officeooo:rsid="004eec9f"/>
    </style:style>
    <style:style style:name="T20" style:family="text">
      <style:text-properties officeooo:rsid="00398960"/>
    </style:style>
    <style:style style:name="T21" style:family="text">
      <style:text-properties officeooo:rsid="003bd4a8"/>
    </style:style>
    <style:style style:name="T22" style:family="text">
      <style:text-properties officeooo:rsid="0055136b"/>
    </style:style>
    <style:style style:name="T23" style:family="text">
      <style:text-properties fo:color="#b2b2b2" loext:opacity="100%"/>
    </style:style>
    <style:style style:name="T24" style:family="text">
      <style:text-properties fo:color="#5983b0" loext:opacity="100%"/>
    </style:style>
    <style:style style:name="T25" style:family="text">
      <style:text-properties fo:color="#5983b0" loext:opacity="100%" officeooo:rsid="004eec9f"/>
    </style:style>
    <style:style style:name="T26" style:family="text">
      <style:text-properties fo:color="#b2b2b2" loext:opacity="100%" officeooo:rsid="003a964e"/>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5ce90b"/>
    </style:style>
    <style:style style:name="T32" style:family="text">
      <style:text-properties officeooo:rsid="005c5b42"/>
    </style:style>
    <style:style style:name="T33" style:family="text">
      <style:text-properties officeooo:rsid="00605435"/>
    </style:style>
    <style:style style:name="T34" style:family="text">
      <style:text-properties officeooo:rsid="006579b2"/>
    </style:style>
    <style:style style:name="T35" style:family="text">
      <style:text-properties officeooo:rsid="0067daa0"/>
    </style:style>
    <style:style style:name="T36" style:family="text">
      <style:text-properties officeooo:rsid="0068b0e2"/>
    </style:style>
    <style:style style:name="T37" style:family="text">
      <style:text-properties officeooo:rsid="00695d3d"/>
    </style:style>
    <style:style style:name="T38" style:family="text">
      <style:text-properties officeooo:rsid="0060e7a3"/>
    </style:style>
    <style:style style:name="T39" style:family="text">
      <style:text-properties officeooo:rsid="0062c106"/>
    </style:style>
    <style:style style:name="T40" style:family="text">
      <style:text-properties officeooo:rsid="00631496"/>
    </style:style>
    <style:style style:name="T41" style:family="text">
      <style:text-properties officeooo:rsid="006cb270"/>
    </style:style>
    <style:style style:name="T42" style:family="text">
      <style:text-properties officeooo:rsid="006ecf77"/>
    </style:style>
    <style:style style:name="T43" style:family="text">
      <style:text-properties officeooo:rsid="006f153c"/>
    </style:style>
    <style:style style:name="T44" style:family="text">
      <style:text-properties officeooo:rsid="0071f599"/>
    </style:style>
    <style:style style:name="T45" style:family="text">
      <style:text-properties officeooo:rsid="00706e89"/>
    </style:style>
    <style:style style:name="T46" style:family="text">
      <style:text-properties officeooo:rsid="006f6f05"/>
    </style:style>
    <style:style style:name="T47" style:family="text">
      <style:text-properties officeooo:rsid="0024e4ac"/>
    </style:style>
    <style:style style:name="T48" style:family="text">
      <style:text-properties officeooo:rsid="0055665f"/>
    </style:style>
    <style:style style:name="T49" style:family="text">
      <style:text-properties officeooo:rsid="004f261b"/>
    </style:style>
    <style:style style:name="T50" style:family="text">
      <style:text-properties officeooo:rsid="0025f8a7"/>
    </style:style>
    <style:style style:name="T51" style:family="text">
      <style:text-properties officeooo:rsid="00271cbb"/>
    </style:style>
    <style:style style:name="T52" style:family="text">
      <style:text-properties officeooo:rsid="0029d9a9"/>
    </style:style>
    <style:style style:name="T53" style:family="text">
      <style:text-properties officeooo:rsid="002e65db"/>
    </style:style>
    <style:style style:name="T54" style:family="text">
      <style:text-properties officeooo:rsid="0050d0aa"/>
    </style:style>
    <style:style style:name="T55" style:family="text">
      <style:text-properties officeooo:rsid="002954a2"/>
    </style:style>
    <style:style style:name="T56" style:family="text">
      <style:text-properties officeooo:rsid="0039bf87"/>
    </style:style>
    <style:style style:name="T57" style:family="text">
      <style:text-properties fo:font-weight="bold" officeooo:rsid="002af927" style:font-weight-asian="bold" style:font-weight-complex="bold"/>
    </style:style>
    <style:style style:name="T58" style:family="text">
      <style:text-properties officeooo:rsid="002af927"/>
    </style:style>
    <style:style style:name="T59" style:family="text">
      <style:text-properties officeooo:rsid="002d396c"/>
    </style:style>
    <style:style style:name="T60" style:family="text">
      <style:text-properties officeooo:rsid="0050fda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Standard">Copyright (c). 2025 Daniel Patterson, MCSD (danielanywhere). <text:a xlink:type="simple" xlink:href="#7.AGPL-3 License|outline" text:style-name="Internet_20_link" text:visited-style-name="Visited_20_Internet_20_Link"><text:span text:style-name="T1">AGPL-3 License</text:span></text:a><text:span text:style-name="T1">.</text:span></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2">Handling</text:span></text:h>
      <text:p text:style-name="Normal">The <text:span text:style-name="T2">SvgTools</text:span> application <text:span text:style-name="T2">helps </text:span>the artistic role within the organization to develop clean, attractive <text:span text:style-name="T2">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3">They </text:span><text:span text:style-name="T2">shouldn't be required to </text:span>think at all in terms of <text:span text:style-name="T3">functional </text:span>containers, <text:span text:style-name="T3">data </text:span>bindings, or layout constraint <text:span text:style-name="T3">specifications</text:span>. Their goal is to evoke, inspire, and communicate visually. They are most often known to create SVGs, illustrations, mockups without any concern or curiosity for how <text:span text:style-name="T4">those</text:span> <text:span text:style-name="T2">might</text:span> be implemented in code.</text:p>
      <text:p text:style-name="Normal">Traditionally, <text:span text:style-name="T3">the original artwork of a user interface has been handed-off in a one-time event to </text:span>developers <text:span text:style-name="T3">who </text:span>have <text:span text:style-name="T3">then </text:span>been tasked with interpreting the visual assets created by the artist, and manually converting them into UI code. This <text:span text:style-name="T3">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3">can </text:span>fundamentally and commonly <text:span text:style-name="T3">be </text:span>met through the use of any of the contemporary desktop vector editing applications, <text:span text:style-name="T3">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5">instead of preceding</text:span> it.</text:p>
      <text:p text:style-name="P2">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5">ever </text:span>the starting point.</text:p>
      <text:p text:style-name="Normal">Visual designers should never be forced to learn a markup language to express visual ideas, <text:span text:style-name="T5">especially one like XAML, </text:span><text:span text:style-name="T4">or many other declarative alternatives that follow the same example, </text:span><text:span text:style-name="T5">that ha</text:span><text:span text:style-name="T4">ve</text:span><text:span text:style-name="T5"> virtually no indexing, modular segregation, or consistency in construction</text:span>. <text:span text:style-name="T5">That type of markup language is a complete mess of unorganized characters and </text:span><text:span text:style-name="T4">inconsistent </text:span><text:span text:style-name="T5">patterns, and should almost always be considered to be a type of 'hands-off' style structure that can be extremely useful only in automation; not at all helpful for maintena</text:span><text:span text:style-name="T4">nce</text:span><text:span text:style-name="T5">, let alone </text:span><text:span text:style-name="T4">casual </text:span><text:span text:style-name="T5">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2">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3"/>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6">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7">not only</text:span> be optional, <text:span text:style-name="T7">but purposefully </text:span>deferred. The system <text:span text:style-name="T7">not </text:span>demand <text:span text:style-name="T7">any</text:span> rigid declarations <text:span text:style-name="T7">while the art is in progress</text:span>. In other words, the <text:span text:style-name="T7">function of the </text:span><text:span text:style-name="T6">file </text:span>must adapt to <text:span text:style-name="T7">and accept </text:span>the artist<text:span text:style-name="T7">'s form</text:span>.</text:p>
      <text:p text:style-name="Normal"/>
      <text:h text:style-name="Heading_20_2" text:outline-level="2">Design as Dialogue</text:h>
      <text:p text:style-name="Normal">Tools should be collaborators, <text:span text:style-name="T8">as opposed to being</text:span> gatekeepers.</text:p>
      <text:p text:style-name="Normal"><text:span text:style-name="T7">User interface</text:span> creation, <text:span text:style-name="T7">in general,</text:span> should feel <text:span text:style-name="T7">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4">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7">or even non-existent</text:span>. Artists should be able to create interfaces without needing to understand ANY programming paradigms, layout engines, or dependency properties.</text:p>
      <text:p text:style-name="P4">Those individuals understand what makes a view or use initiative intuitive to another person. They do not need to be involved in how that is going to be achieved in logic.</text:p>
      <text:p text:style-name="P4"/>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8">constantly </text:span>changing their mind.</text:p>
      <text:p text:style-name="Normal"/>
      <text:h text:style-name="Heading_20_1" text:outline-level="1">The Art Translator Role</text:h>
      <text:p text:style-name="P5">To achieve a perfectly systematic workflow, a new individual role is introduced; that of the <text:span text:style-name="T9">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10">either GTK 3, GTK 4, </text:span><text:span text:style-name="T8">Avalonia AXAML, </text:span><text:span text:style-name="T10">or </text:span>WinUI 3 XAML, <text:span text:style-name="T8">etc</text:span>. Because this is seen as a non-destructive enhancement phase <text:span text:style-name="T11">for the art file</text:span>, the translator is expected not to make any visually identifiable changes to the original document, <text:span text:style-name="T10">but </text:span><text:span text:style-name="T11">instead, </text:span><text:span text:style-name="T10">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6">Following are some of the most notable responsibilities of the translator.</text:p>
      <text:p text:style-name="P6"/>
      <text:list text:style-name="L1">
        <text:list-item>
          <text:p text:style-name="P7"><text:span text:style-name="T12">Open and Analyze Art Files</text:span>. This includes SVGs, AIs, or other commonly recognized vector formats.</text:p>
        </text:list-item>
        <text:list-item>
          <text:p text:style-name="P7"><text:span text:style-name="T12">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8"><text:span text:style-name="T12">Assign Semantic Names</text:span>. Elements can be labeled meaningfully for future reference and code binding.</text:p>
        </text:list-item>
        <text:list-item>
          <text:p text:style-name="P8"><text:span text:style-name="T12">Set Declarative Properties</text:span>. Define layout, alignment, responsiveness, and interaction metadata.</text:p>
        </text:list-item>
        <text:list-item>
          <text:p text:style-name="P8"><text:span text:style-name="T12">Prepare for Conversion</text:span>. Ensure compatibility with tools like this one, enabling smooth transformation into <text:span text:style-name="T13">GTK, </text:span>XAML, or <text:span text:style-name="T13">even </text:span>other declarative formats like HTML/<text:span text:style-name="T13">CSS</text:span>.</text:p>
        </text:list-item>
      </text:list>
      <text:p text:style-name="Normal"/>
      <text:h text:style-name="Heading_20_2" text:outline-level="2">Skills Required</text:h>
      <text:p text:style-name="P9">The skills of the art translator are artisan in nature because they involve attention to both art and science.</text:p>
      <text:p text:style-name="P9"/>
      <text:list text:style-name="L2">
        <text:list-item>
          <text:p text:style-name="P10">Visual literacy and design sensitivity.</text:p>
        </text:list-item>
        <text:list-item>
          <text:p text:style-name="P10">Familiarity with UI frameworks and declarative languages.</text:p>
        </text:list-item>
        <text:list-item>
          <text:p text:style-name="P10">Understanding of accessibility and responsive design principles.</text:p>
        </text:list-item>
        <text:list-item>
          <text:p text:style-name="P10">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1">Custom-built tools like <text:span text:style-name="T13">SvgTools</text:span>.</text:p>
        </text:list-item>
        <text:list-item>
          <text:p text:style-name="P11"><text:span text:style-name="T13">Code-structure p</text:span>lugins for <text:span text:style-name="T13">visual </text:span>design platforms (e.g. Adobe XD, <text:span text:style-name="T13">Uno Platform for </text:span>Figma, <text:span text:style-name="T13">etc.</text:span>).</text:p>
        </text:list-item>
        <text:list-item>
          <text:p text:style-name="P11">Intermediate markup editors with visual previews <text:span text:style-name="T13">(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4">for</text:span> Defi<text:span text:style-name="T14">nition</text:span></text:h>
      <text:p text:style-name="Normal">Although, especially when used in a templating library approach like that offered by the Inkscape Symbol Set library, a group certainly can <text:span text:style-name="T14">singularly present</text:span> the behavior of one or more controls under its encapsulation, as in the case of a ComboBox <text:span text:style-name="T14">control</text:span>, which is a single control composed of multiple visual shapes, possibilities also exist where a group is only used to maintain coherence between multiple separate controls, as they would commonly be used, as is the case <text:span text:style-name="T14">when</text:span> a TextBox <text:span text:style-name="T14">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2" text:outline-level="1">Inkscape Limitations and Workarounds</text:h>
      <text:p text:style-name="P13">There are a few limitations <text:span text:style-name="T15">in Inkscape </text:span>to the streamlined implementation of this approach.</text:p>
      <text:p text:style-name="P13"/>
      <text:h text:style-name="P14" text:outline-level="2">Symbols Loose Their <text:span text:style-name="T16">User-Defined </text:span>Attributes</text:h>
      <text:p text:style-name="P15">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7">if the shape being added to the symbol is a group object, </text:span>the step of adding <text:span text:style-name="T17">that </text:span>shape to the library effectively removes any statically defined user information that was meant to be repeated with every clone.</text:p>
      <text:p text:style-name="P13"><text:span text:style-name="T12">Limitation</text:span>: When using the Symbols library to create reusable object templates representing controls, newly created <text:span text:style-name="T17">group-based </text:span>symbols loose their user-defined attributes when added to a symbol set.</text:p>
      <text:p text:style-name="P13"><text:span text:style-name="T12">Workaround</text:span>: The workaround for this condition is either of the following actions.</text:p>
      <text:list text:style-name="L4">
        <text:list-item>
          <text:p text:style-name="P16">When arranging the shapes for the template object, add the Role = "object-information" attribute to one of the members of the group, then set that element's NodeType and other attributes to the intended values for the full object, or;</text:p>
        </text:list-item>
        <text:list-item>
          <text:p text:style-name="P17">After <text:span text:style-name="T18">either the artist or the translator roles </text:span>updat<text:span text:style-name="T18">e the working UI control symbol set, open the SVG file in a text editor and add any appropriate static attributes to the symbol </text:span><text:span text:style-name="T19">(destructible, not recommended)</text:span><text:span text:style-name="T18">, or;</text:span></text:p>
        </text:list-item>
        <text:list-item>
          <text:p text:style-name="P18">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9">(redundant work cycle, not recommended)</text:span>.</text:p>
        </text:list-item>
      </text:list>
      <text:p text:style-name="P19"/>
      <text:h text:style-name="P14" text:outline-level="2">Symbols <text:span text:style-name="T17">Should Be</text:span> Created From Groups</text:h>
      <text:p text:style-name="P20">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0"><text:span text:style-name="T12">Limitation</text:span>: In Inkscape, symbol <text:span text:style-name="T17">objects</text:span> <text:span text:style-name="T19">can only </text:span><text:span text:style-name="T17">directly </text:span>represent pre-grouped shape sets. If you add a primitive shape to the symbol library an automatically named group representing the symbol <text:span text:style-name="T17">itself </text:span>will be created and <text:span text:style-name="T19">your</text:span> shape will be added to that new group.</text:p>
      <text:p text:style-name="P20"><text:span text:style-name="T12">Workaround</text:span>: To assure that the new symbol is created with the name you intended, always create a group to contain your objects <text:span text:style-name="T17">and set its id prior to adding it to the symbol library</text:span>, no matter how few <text:span text:style-name="T17">elements it contains</text:span>.</text:p>
      <text:p text:style-name="P20"/>
      <text:h text:style-name="P14" text:outline-level="2"><text:soft-page-break/>Symbols Are Not Alphabetically Sorted</text:h>
      <text:p text:style-name="P21">Especially when browsing through a very large list of components, the artist will most likely expect to <text:span text:style-name="T20">index quickly to the type of symbol needed next. As of Inkscape version 1.4, symbols are only listed in the specific order by which they were created.</text:span></text:p>
      <text:p text:style-name="P22"><text:span text:style-name="T12">Limitation</text:span>: Unless symbols are added to the set in a presorted order, they are not available in any kind of sorted order.</text:p>
      <text:p text:style-name="P23"><text:span text:style-name="T12">Workaround</text:span>: Each time the symbol set changes, the <text:span text:style-name="T17">person in the </text:span>translator <text:span text:style-name="T17">role </text:span>can be notified and can update the sorting order of the symbols in that library by editing them in the text-based SVG file.</text:p>
      <text:p text:style-name="P24">To sort symbols quickly and easily, use the command:</text:p>
      <text:p text:style-name="Preformatted_20_Text">SvgTools /action:SortSymbols /infile:{Filename}</text:p>
      <text:p text:style-name="P22"/>
      <text:h text:style-name="P14" text:outline-level="2">Text Structure is Critical in SVG</text:h>
      <text:p text:style-name="P25">If you use an auto-formatting HTML/<text:span text:style-name="T21">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2">other</text:span> than a certain pattern.</text:p>
      <text:p text:style-name="P25"><text:span text:style-name="T12">Limitation</text:span>: To avoid running into an Inkscape parser bug that will cause your the text elements of your symbol to be unreadable after pasting with an auto-formatting <text:span text:style-name="T21">XML</text:span> editor, make sure to preserve the following specific character flow pattern.</text:p>
      <text:p text:style-name="P26">&lt;symbol<text:span text:style-name="T23">\n</text:span></text:p>
      <text:p text:style-name="P26"><text:span text:style-name="T23">\s+</text:span>id="{<text:span text:style-name="T24">SymbolId</text:span>}"&gt;<text:span text:style-name="T23">\n</text:span></text:p>
      <text:p text:style-name="P26"><text:span text:style-name="T23">\s+</text:span>&lt;text<text:span text:style-name="T23">\n</text:span></text:p>
      <text:p text:style-name="P26"><text:span text:style-name="T23">\s+</text:span>xml:space="preserve"<text:span text:style-name="T23">\n</text:span></text:p>
      <text:p text:style-name="P26"><text:span text:style-name="T23">\s+</text:span>id="{<text:span text:style-name="T24">Unique</text:span><text:span text:style-name="T25">Text</text:span><text:span text:style-name="T24">Id</text:span>}"<text:span text:style-name="T23">\n</text:span></text:p>
      <text:p text:style-name="P26"><text:span text:style-name="T23">\s+</text:span>style="{<text:span text:style-name="T24">FontStyles</text:span>}"&gt;&lt;tspan<text:span text:style-name="T23">\n</text:span></text:p>
      <text:p text:style-name="P26"><text:span text:style-name="T23">\s+</text:span>x="{<text:span text:style-name="T24">TextXOffset</text:span>}"<text:span text:style-name="T23">\n</text:span></text:p>
      <text:p text:style-name="P26"><text:span text:style-name="T23">\s+</text:span>y="{<text:span text:style-name="T24">TextYOffset</text:span>}"<text:span text:style-name="T23">\n</text:span></text:p>
      <text:p text:style-name="P26"><text:span text:style-name="T23">\s+</text:span>id="{<text:span text:style-name="T24">Unique</text:span><text:span text:style-name="T25">TSpan</text:span><text:span text:style-name="T24">Id</text:span>}"&gt;<text:span text:style-name="T12">Text Here</text:span>&lt;/tspan&gt;&lt;/text&gt;<text:span text:style-name="T26">\n</text:span></text:p>
      <text:p text:style-name="P26"><text:span text:style-name="T23">\s+</text:span>&lt;/symbol&gt;<text:span text:style-name="T23">\n</text:span></text:p>
      <text:p text:style-name="P26"/>
      <text:p text:style-name="P27"><text:span text:style-name="T12">Workaround</text:span>: This issue can usually be avoided by temporarily turning off your auto-formatting feature while <text:span text:style-name="T22">manually </text:span>copying and pasting the SVG nodes that contain text tags.</text:p>
      <text:p text:style-name="P28"/>
      <text:h text:style-name="P14" text:outline-level="2">Symbol Contents are not Editable</text:h>
      <text:p text:style-name="P29">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29"><text:span text:style-name="T12">Limitation</text:span>: The inner elemental values of a symbol can not be set at time of canvas placement.</text:p>
      <text:p text:style-name="P29"><text:soft-page-break/><text:span text:style-name="T12">Workaround</text:span>: To work around this limitation, the artist will need to unlink the clone from the symbol set, after placing it on the canvas and before attempting to the set the properties, by selecting the menu option <text:span text:style-name="T12">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29"/>
      <text:h text:style-name="Heading_20_1" text:outline-level="1">Source File Preparation: <text:span text:style-name="T27">Implied</text:span> Design</text:h>
      <text:p text:style-name="P30">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0"><text:span text:style-name="T27">Implied</text:span> <text:span text:style-name="T29">visual </text:span>design allows you to quickly place free-style shapes on the canvas, perform a little basic approximate alignment on them, then add some suggestions to those shapes that help the converter to perform its job of literally creating a beautiful, perfectly functional form out of your mess <text:span text:style-name="T30">(um, beautiful creation)</text:span>. Let's get started.</text:p>
      <text:p text:style-name="P31"/>
      <text:h text:style-name="Heading_20_2" text:outline-level="2">Artist's Perspective</text:h>
      <text:p text:style-name="P32">In this approach, the so-called form designer need not be a trained artist of any caliber at all. If you can open Inkscape, draw a some rectangles and text on the canvas, and you can find the XML editor, then you are ready to go. Follow these general steps to prepare the form.</text:p>
      <text:p text:style-name="P32"/>
      <text:list text:style-name="L5">
        <text:list-item>
          <text:p text:style-name="P33">Open Inkscape.</text:p>
        </text:list-item>
        <text:list-item>
          <text:p text:style-name="P33">Press [Ctrl][Shift][D] to open the <text:span text:style-name="T12">Document Properties</text:span> dialog.</text:p>
        </text:list-item>
        <text:list-item>
          <text:p text:style-name="P33">Set the <text:span text:style-name="T12">Width</text:span> and <text:span text:style-name="T12">Height</text:span> of the dialog. Also set the <text:span text:style-name="T12">Scale</text:span> to <text:span text:style-name="T12">1.0</text:span> before closing the dialog.</text:p>
        </text:list-item>
        <text:list-item>
          <text:p text:style-name="P33">Open the <text:span text:style-name="T12">XML Editor</text:span> tool dialog.</text:p>
        </text:list-item>
        <text:list-item>
          <text:p text:style-name="P33">Draw rectangles and text on the canvas. For each of those items, add an attribute named <text:span text:style-name="T12">intent</text:span>, then set its values to any of those on the <text:span text:style-name="T12">Design Properties Cheat Sheet</text:span>.</text:p>
        </text:list-item>
        <text:list-item>
          <text:p text:style-name="P33">Save the file and send it to the individual in the translation role for conversion.</text:p>
        </text:list-item>
      </text:list>
      <text:p text:style-name="P32"/>
      <text:h text:style-name="Heading_20_2" text:outline-level="2">Translator's <text:span text:style-name="T31">Perspective</text:span></text:h>
      <text:p text:style-name="P32">In this particular form-design tactic, the burden on the translator is low to none, and that individual <text:span text:style-name="T31">might</text:span> only need to intervene <text:span text:style-name="T32">in the case that </text:span>the conversion utility was not at all able to <text:span text:style-name="T32">infer the artist's intent.</text:span></text:p>
      <text:p text:style-name="P34">The following activity descriptions exemplify the probable limit of the translator's time.</text:p>
      <text:list text:style-name="L6">
        <text:list-item>
          <text:p text:style-name="P35"><text:soft-page-break/>Clear up any vague or potentially confusing implications on the canvas.</text:p>
        </text:list-item>
        <text:list-item>
          <text:p text:style-name="P35">Run the conversion utility to generate the declarative form definition.</text:p>
        </text:list-item>
        <text:list-item>
          <text:p text:style-name="P35">Pass the form content to the Application Development department.</text:p>
        </text:list-item>
      </text:list>
      <text:p text:style-name="P34"/>
      <text:h text:style-name="P36" text:outline-level="2">Development Considerations for Supporting Implied Design</text:h>
      <text:p text:style-name="P37">The above approach is expected to work as envisioned if careful attention is given to the elements and relations that exist <text:span text:style-name="T1">both</text:span> on a freestyle image <text:span text:style-name="T1">and a</text:span> typical UI form.</text:p>
      <text:p text:style-name="P37"/>
      <text:h text:style-name="Heading_20_3" text:outline-level="3">Traits of a UI Form</text:h>
      <text:p text:style-name="P37">Although the freestyle image is created first, the rules of how a form work are considered first when deciding <text:span text:style-name="T1">must be provided by the</text:span> image.</text:p>
      <text:p text:style-name="P37"/>
      <text:list text:style-name="L7">
        <text:list-item>
          <text:p text:style-name="P38">Alignment. <text:span text:style-name="T33">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38">Containment.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p>
        </text:list-item>
        <text:list-item>
          <text:p text:style-name="P39">Control anchoring.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34">Knowing that this is the case can help to default layout behaviors for controls that have common placement locations.</text:span></text:p>
        </text:list-item>
        <text:list-item>
          <text:p text:style-name="P40">Control <text:span text:style-name="T35">assignment</text:span>. The controls upon a user interface form are all explicitly typed. Even in the case that one control type on the page can <text:span text:style-name="T36">dynamically </text:span>be swapped out with another during run-time. To support this, every element on the drawing canvas <text:span text:style-name="T37">that </text:span>need<text:span text:style-name="T37">s</text:span> to be represented as a target control must have some method of indication. In general, this is handled by the 'intent' custom user property on each convertible shape.</text:p>
        </text:list-item>
        <text:list-item>
          <text:p text:style-name="P41">Member values.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2"><text:soft-page-break/>Rectangular areas. The usual shape of any form control is that of a rectangle. This consideration helps to regulate the placement of polygons and curves according to their bounding boxes rather than their starting and ending points.</text:p>
        </text:list-item>
        <text:list-item>
          <text:p text:style-name="P38">Tab <text:span text:style-name="T38">o</text:span>rder. On a typical form, the tab order through the available controls is determined first, by the Z-order of the objects on the page then secondly, upon the containment of controls along that path.</text:p>
        </text:list-item>
      </text:list>
      <text:p text:style-name="P37"/>
      <text:p text:style-name="P37"/>
      <text:h text:style-name="Heading_20_3" text:outline-level="3">Traits of a Freestyle Vector Image</text:h>
      <text:p text:style-name="P43">The intention of implicit design is to allow the user to draw shapes anywhere on the drawing canvas to represent controls on a form in a purely suggesti<text:span text:style-name="T39">ve</text:span> sense.</text:p>
      <text:p text:style-name="P44"/>
      <text:list text:style-name="L8">
        <text:list-item>
          <text:p text:style-name="P45">Compound representations. Controls like combo boxes and text boxes with button helpers might be singularly represented by multiple basic shapes.</text:p>
        </text:list-item>
        <text:list-item>
          <text:p text:style-name="P45">Curves and Polygons. The user might be inclined to draw various imagery serving as background or emphasis.</text:p>
        </text:list-item>
        <text:list-item>
          <text:p text:style-name="P46">Proximal suggestion. The artist should be expected to draw two shapes in side-by-side or over-and-under arrangements to indicate they are separated horizontally or vertically on the form, respectively. <text:span text:style-name="T40">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47">Static placement. <text:span text:style-name="T41">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48">Z-order. An object can be placed in front of or behind another.</text:p>
        </text:list-item>
      </text:list>
      <text:p text:style-name="P37"/>
      <text:h text:style-name="Heading_20_2" text:outline-level="2">Implied Design Cheat Sheet</text:h>
      <text:p text:style-name="P49">This section identifies all of the explicit control intentions and settings for each of those controls.</text:p>
      <text:p text:style-name="P49"/>
      <text:h text:style-name="Heading_20_3" text:outline-level="3"><text:soft-page-break/>Intent <text:span text:style-name="T42">Index</text:span></text:h>
      <text:p text:style-name="P50">Following are the available values for the intent customer user property. Use one of these values on each shape that needs to appear on the target user interface form.</text:p>
      <text:p text:style-name="P50"/>
      <text:list text:style-name="L9">
        <text:list-item>
          <text:p text:style-name="P51"><text:a xlink:type="simple" xlink:href="#5.4.2.Intents: Button|outline" text:style-name="Internet_20_link" text:visited-style-name="Visited_20_Internet_20_Link"><text:span text:style-name="T12">Button</text:span></text:a>. <text:span text:style-name="T42">A visual area on the form that can be clicked to initiate an action.</text:span></text:p>
        </text:list-item>
        <text:list-item>
          <text:p text:style-name="P51">CheckBox.</text:p>
        </text:list-item>
        <text:list-item>
          <text:p text:style-name="P51">ComboBox.</text:p>
        </text:list-item>
        <text:list-item>
          <text:p text:style-name="P52">FlowPanel.</text:p>
        </text:list-item>
        <text:list-item>
          <text:p text:style-name="P51">Grid.</text:p>
        </text:list-item>
        <text:list-item>
          <text:p text:style-name="P51">GridView.</text:p>
        </text:list-item>
        <text:list-item>
          <text:p text:style-name="P52">GroupBox.</text:p>
        </text:list-item>
        <text:list-item>
          <text:p text:style-name="P51">HorizontalGrid.</text:p>
        </text:list-item>
        <text:list-item>
          <text:p text:style-name="P52">HorizontalScroll.</text:p>
        </text:list-item>
        <text:list-item>
          <text:p text:style-name="P51">HorizontalStackPanel.</text:p>
        </text:list-item>
        <text:list-item>
          <text:p text:style-name="P51">Label.</text:p>
        </text:list-item>
        <text:list-item>
          <text:p text:style-name="P51">ListBox.</text:p>
        </text:list-item>
        <text:list-item>
          <text:p text:style-name="P51">ListView.</text:p>
        </text:list-item>
        <text:list-item>
          <text:p text:style-name="P51">MenuBar.</text:p>
        </text:list-item>
        <text:list-item>
          <text:p text:style-name="P51">Panel.</text:p>
        </text:list-item>
        <text:list-item>
          <text:p text:style-name="P52">PictureBox.</text:p>
        </text:list-item>
        <text:list-item>
          <text:p text:style-name="P52">ProgressBar.</text:p>
        </text:list-item>
        <text:list-item>
          <text:p text:style-name="P51">RadioButton.</text:p>
        </text:list-item>
        <text:list-item>
          <text:p text:style-name="P51">ScrollPanel.</text:p>
        </text:list-item>
        <text:list-item>
          <text:p text:style-name="P52">SplitPanel.</text:p>
        </text:list-item>
        <text:list-item>
          <text:p text:style-name="P51">StaticPanel.</text:p>
        </text:list-item>
        <text:list-item>
          <text:p text:style-name="P51">StatusBar.</text:p>
        </text:list-item>
        <text:list-item>
          <text:p text:style-name="P52">TabControl.</text:p>
        </text:list-item>
        <text:list-item>
          <text:p text:style-name="P51">TextBox.</text:p>
        </text:list-item>
        <text:list-item>
          <text:p text:style-name="P51">TextWithHelper.</text:p>
        </text:list-item>
        <text:list-item>
          <text:p text:style-name="P51">ToolBar.</text:p>
        </text:list-item>
        <text:list-item>
          <text:p text:style-name="P52"><text:soft-page-break/>TrackBar.</text:p>
        </text:list-item>
        <text:list-item>
          <text:p text:style-name="P51">TreeView.</text:p>
        </text:list-item>
        <text:list-item>
          <text:p text:style-name="P52">UpDown.</text:p>
        </text:list-item>
        <text:list-item>
          <text:p text:style-name="P51">VerticalGrid.</text:p>
        </text:list-item>
        <text:list-item>
          <text:p text:style-name="P52">VerticalScroll.</text:p>
        </text:list-item>
        <text:list-item>
          <text:p text:style-name="P51">VerticalStackPanel.</text:p>
        </text:list-item>
      </text:list>
      <text:p text:style-name="P50"/>
      <text:p text:style-name="P29"/>
      <text:h text:style-name="Heading_20_3" text:outline-level="3">Intents: Button</text:h>
      <text:p text:style-name="P53">The Button control <text:span text:style-name="T43">receives a user click to initiate an action, like raising an event that can be intercepted, for example, to perform a sequence of operations.</text:span></text:p>
      <text:p text:style-name="P54">The button's caption is established by placing a text object inside th<text:span text:style-name="T44">at</text:span> button<text:span text:style-name="T44">'s</text:span> area. This control is aware of text position, meaning that if you want the caption text to be centered within the control, you should position that text roughly in the center within the button's outline.</text:p>
      <text:p text:style-name="P54"/>
      <text:p text:style-name="P55">Visual Attributes</text:p>
      <text:p text:style-name="P54">The following <text:span text:style-name="T45">visual </text:span>attributes are transferred <text:span text:style-name="T45">from the drawing </text:span>to the resulting button control.</text:p>
      <text:list text:style-name="L10">
        <text:list-item>
          <text:p text:style-name="P56">Button background color.</text:p>
        </text:list-item>
        <text:list-item>
          <text:p text:style-name="P56">Button border color.</text:p>
        </text:list-item>
        <text:list-item>
          <text:p text:style-name="P56">Button corner radius.</text:p>
        </text:list-item>
        <text:list-item>
          <text:p text:style-name="P57">Button location (x, y).</text:p>
        </text:list-item>
        <text:list-item>
          <text:p text:style-name="P57">Button size (width, height).</text:p>
        </text:list-item>
        <text:list-item>
          <text:p text:style-name="P56">Text <text:span text:style-name="T46">font </text:span>color.</text:p>
        </text:list-item>
        <text:list-item>
          <text:p text:style-name="P56">Text font name.</text:p>
        </text:list-item>
        <text:list-item>
          <text:p text:style-name="P56">Text font size.</text:p>
        </text:list-item>
        <text:list-item>
          <text:p text:style-name="P58">Text font weight.</text:p>
        </text:list-item>
      </text:list>
      <text:p text:style-name="P54"/>
      <text:p text:style-name="P29"/>
      <text:h text:style-name="P59" text:outline-level="1">Source File <text:span text:style-name="T47">Preparation: </text:span><text:span text:style-name="T48">Strict Declarative Structure</text:span></text:h>
      <text:p text:style-name="P31">(This section is currently in early construction)</text:p>
      <text:p text:style-name="P60"><text:soft-page-break/>To prepare the source SVG file for conversion, <text:span text:style-name="T49">the individual in the art translator role must assign associations identifying purpose and settings to </text:span>each <text:span text:style-name="T49">atomic </text:span>element.</text:p>
      <text:p text:style-name="P6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60">The following sections describe the <text:span text:style-name="T50">steps and references used while translating the original file.</text:span></text:p>
      <text:p text:style-name="P60"/>
      <text:h text:style-name="P61" text:outline-level="2">Containerize the Contents</text:h>
      <text:p text:style-name="P62">Each of the visual elements on the canvas need<text:span text:style-name="T51">s</text:span> to be grouped into <text:span text:style-name="T51">a type of container that is conducive to the element in use.</text:span></text:p>
      <text:p text:style-name="P63">Beginning at the most specific elements <text:span text:style-name="T49">and working outward</text:span>, group items and define the purposes of those groups as described in the <text:span text:style-name="T12">Attribute Reference</text:span> section below.</text:p>
      <text:p text:style-name="P6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65">To reiterate an earlier objective, make sure you don't change any visual aspects of the design in the process of preparing it.</text:p>
      <text:p text:style-name="P64"/>
      <text:h text:style-name="P66" text:outline-level="2">Attribute Reference</text:h>
      <text:p text:style-name="P63">Following are the common attributes, their meanings, intentions, and contexts. Every object on the canvas needs one or more of these attributes or warnings will be issued from the file converter.</text:p>
      <text:p text:style-name="P67"/>
      <text:h text:style-name="P68" text:outline-level="3">control:{PropertyName}</text:h>
      <table:table table:name="Table8" table:style-name="Table8">
        <table:table-column table:style-name="Table8.A"/>
        <table:table-column table:style-name="Table8.B"/>
        <table:table-row>
          <table:table-cell table:style-name="Table8.A1" office:value-type="string">
            <text:p text:style-name="P69">Required:</text:p>
          </table:table-cell>
          <table:table-cell table:style-name="Table8.A1" office:value-type="string">
            <text:p text:style-name="P69">No</text:p>
          </table:table-cell>
        </table:table-row>
        <table:table-row>
          <table:table-cell table:style-name="Table8.A1" office:value-type="string">
            <text:p text:style-name="P70">Type:</text:p>
          </table:table-cell>
          <table:table-cell table:style-name="Table8.A1" office:value-type="string">
            <text:p text:style-name="P70">String</text:p>
          </table:table-cell>
        </table:table-row>
        <table:table-row>
          <table:table-cell table:style-name="Table8.A1" office:value-type="string">
            <text:p text:style-name="P70"><text:span text:style-name="T52">Values</text:span>:</text:p>
          </table:table-cell>
          <table:table-cell table:style-name="Table8.A1" office:value-type="string">
            <text:p text:style-name="P71">(<text:span text:style-name="T53">context appropriate</text:span>)</text:p>
          </table:table-cell>
        </table:table-row>
        <table:table-row>
          <table:table-cell table:style-name="Table8.A1" office:value-type="string">
            <text:p text:style-name="P70">Targets:</text:p>
          </table:table-cell>
          <table:table-cell table:style-name="Table8.A1" office:value-type="string">
            <text:p text:style-name="P70">All</text:p>
          </table:table-cell>
        </table:table-row>
      </table:table>
      <text:p text:style-name="P72"/>
      <text:p text:style-name="P73"><text:span text:style-name="T53">This attribute is used to set the value of the {PropertyName} property of the associated control</text:span>. <text:span text:style-name="T53">For example, if NodeType = "Window" and you wish to set the Title property to "My Form", then control:Title = "My Form" will accomplish that </text:span><text:span text:style-name="T54">task</text:span><text:span text:style-name="T53">.</text:span></text:p>
      <text:p text:style-name="P74"><text:soft-page-break/>In this version, <text:span text:style-name="T54">n</text:span>o checking is <text:span text:style-name="T54">performed</text:span> to verify that the value is within a correct range, so you should always make sure to specify a valid value the target is known to accept.</text:p>
      <text:p text:style-name="P67"/>
      <text:h text:style-name="P75" text:outline-level="3">Height</text:h>
      <table:table table:name="Table10" table:style-name="Table10">
        <table:table-column table:style-name="Table10.A"/>
        <table:table-column table:style-name="Table10.B"/>
        <table:table-row>
          <table:table-cell table:style-name="Table10.A1" office:value-type="string">
            <text:p text:style-name="P69">Required:</text:p>
          </table:table-cell>
          <table:table-cell table:style-name="Table10.A1" office:value-type="string">
            <text:p text:style-name="P69">No</text:p>
          </table:table-cell>
        </table:table-row>
        <table:table-row>
          <table:table-cell table:style-name="Table10.A1" office:value-type="string">
            <text:p text:style-name="P70">Type:</text:p>
          </table:table-cell>
          <table:table-cell table:style-name="Table10.A1" office:value-type="string">
            <text:p text:style-name="P70">String</text:p>
          </table:table-cell>
        </table:table-row>
        <table:table-row>
          <table:table-cell table:style-name="Table10.A1" office:value-type="string">
            <text:p text:style-name="P70"><text:span text:style-name="T52">Values</text:span>:</text:p>
          </table:table-cell>
          <table:table-cell table:style-name="Table10.A1" office:value-type="string">
            <text:p text:style-name="P71"><text:span text:style-name="T54">{</text:span>numbe<text:span text:style-name="T54">r}[{</text:span>unit<text:span text:style-name="T54">}]</text:span>, Expand, Shrink</text:p>
          </table:table-cell>
        </table:table-row>
        <table:table-row>
          <table:table-cell table:style-name="Table10.A1" office:value-type="string">
            <text:p text:style-name="P70">Targets:</text:p>
          </table:table-cell>
          <table:table-cell table:style-name="Table10.A1" office:value-type="string">
            <text:p text:style-name="P70">All</text:p>
          </table:table-cell>
        </table:table-row>
      </table:table>
      <text:p text:style-name="P72"/>
      <text:p text:style-name="P73">When set to the specified number and unit, the height of the object will be set to allocate as much of that setting as possible. When set to <text:span text:style-name="T12">Expand</text:span>, the height of the object will attempt to take up available space. When set to <text:span text:style-name="T12">Shrink</text:span>, the height of the object will attempt to collapse to its smallest practical height, including padding and margins.</text:p>
      <text:p text:style-name="P67"/>
      <text:h text:style-name="P76" text:outline-level="3">Id</text:h>
      <table:table table:name="Table4" table:style-name="Table4">
        <table:table-column table:style-name="Table4.A"/>
        <table:table-column table:style-name="Table4.B"/>
        <table:table-row>
          <table:table-cell table:style-name="Table4.A1" office:value-type="string">
            <text:p text:style-name="P69">Required:</text:p>
          </table:table-cell>
          <table:table-cell table:style-name="Table4.A1" office:value-type="string">
            <text:p text:style-name="P69">Yes</text:p>
          </table:table-cell>
        </table:table-row>
        <table:table-row>
          <table:table-cell table:style-name="Table4.A1" office:value-type="string">
            <text:p text:style-name="P70">Type:</text:p>
          </table:table-cell>
          <table:table-cell table:style-name="Table4.A1" office:value-type="string">
            <text:p text:style-name="P70">String, Built-In</text:p>
          </table:table-cell>
        </table:table-row>
        <table:table-row>
          <table:table-cell table:style-name="Table4.A1" office:value-type="string">
            <text:p text:style-name="P70">Default:</text:p>
          </table:table-cell>
          <table:table-cell table:style-name="Table4.A1" office:value-type="string">
            <text:p text:style-name="P70">(Automatically Named)</text:p>
          </table:table-cell>
        </table:table-row>
        <table:table-row>
          <table:table-cell table:style-name="Table4.A1" office:value-type="string">
            <text:p text:style-name="P70">Targets:</text:p>
          </table:table-cell>
          <table:table-cell table:style-name="Table4.A1" office:value-type="string">
            <text:p text:style-name="P70">All</text:p>
          </table:table-cell>
        </table:table-row>
      </table:table>
      <text:p text:style-name="P77"/>
      <text:p text:style-name="P77">The built-in Id attribute is present on every SVG node, and unique within the document. If not used, it will be set automatically.</text:p>
      <text:p text:style-name="P77"/>
      <text:h text:style-name="P76" text:outline-level="3">NodeType</text:h>
      <table:table table:name="Table5" table:style-name="Table5">
        <table:table-column table:style-name="Table5.A"/>
        <table:table-column table:style-name="Table5.B"/>
        <table:table-row>
          <table:table-cell table:style-name="Table5.A1" office:value-type="string">
            <text:p text:style-name="P69">Required:</text:p>
          </table:table-cell>
          <table:table-cell table:style-name="Table5.A1" office:value-type="string">
            <text:p text:style-name="P69">No</text:p>
          </table:table-cell>
        </table:table-row>
        <table:table-row>
          <table:table-cell table:style-name="Table5.A1" office:value-type="string">
            <text:p text:style-name="P70">Type:</text:p>
          </table:table-cell>
          <table:table-cell table:style-name="Table5.A1" office:value-type="string">
            <text:p text:style-name="P70">String, tag name</text:p>
          </table:table-cell>
        </table:table-row>
        <table:table-row>
          <table:table-cell table:style-name="Table5.A1" office:value-type="string">
            <text:p text:style-name="P70">Default:</text:p>
          </table:table-cell>
          <table:table-cell table:style-name="Table5.A1" office:value-type="string">
            <text:p text:style-name="P70">Panel</text:p>
          </table:table-cell>
        </table:table-row>
        <table:table-row>
          <table:table-cell table:style-name="Table5.A1" office:value-type="string">
            <text:p text:style-name="P70">Targets:</text:p>
          </table:table-cell>
          <table:table-cell table:style-name="Table5.A1" office:value-type="string">
            <text:p text:style-name="P70">All</text:p>
          </table:table-cell>
        </table:table-row>
      </table:table>
      <text:p text:style-name="P72"><text:soft-page-break/></text:p>
      <text:p text:style-name="P77">Every visual element and its grouping structures need a NodeType attribute that identify the <text:span text:style-name="T55">tag name of the element.</text:span></text:p>
      <text:p text:style-name="P78">Whether or not, <text:span text:style-name="T54">as well as</text:span> how, certain child objects are converted are all partially <text:span text:style-name="T52">determined by</text:span> the tag name provided here.</text:p>
      <text:p text:style-name="P79">Check the sheets [Sv<text:span text:style-name="T54">gTools</text:span>Worksheet.ods.WinUI3Controls] and [ SvgTo<text:span text:style-name="T54">ols</text:span>Worksheet.ods.WinUI3Tags] for non-comprehensive list<text:span text:style-name="T54">s</text:span> of available tag names.</text:p>
      <text:p text:style-name="P79"/>
      <text:h text:style-name="P76" text:outline-level="3">Role</text:h>
      <table:table table:name="Table6" table:style-name="Table6">
        <table:table-column table:style-name="Table6.A"/>
        <table:table-column table:style-name="Table6.B"/>
        <table:table-row>
          <table:table-cell table:style-name="Table6.A1" office:value-type="string">
            <text:p text:style-name="P69">Required:</text:p>
          </table:table-cell>
          <table:table-cell table:style-name="Table6.A1" office:value-type="string">
            <text:p text:style-name="P69">No</text:p>
          </table:table-cell>
        </table:table-row>
        <table:table-row>
          <table:table-cell table:style-name="Table6.A1" office:value-type="string">
            <text:p text:style-name="P70">Type:</text:p>
          </table:table-cell>
          <table:table-cell table:style-name="Table6.A1" office:value-type="string">
            <text:p text:style-name="P70">String</text:p>
          </table:table-cell>
        </table:table-row>
        <table:table-row>
          <table:table-cell table:style-name="Table6.A1" office:value-type="string">
            <text:p text:style-name="P70"><text:span text:style-name="T52">Values</text:span>:</text:p>
          </table:table-cell>
          <table:table-cell table:style-name="Table6.A1" office:value-type="string">
            <text:p text:style-name="P69">background-color, height, <text:span text:style-name="T56">object-information, </text:span>width</text:p>
          </table:table-cell>
        </table:table-row>
        <table:table-row>
          <table:table-cell table:style-name="Table6.A1" office:value-type="string">
            <text:p text:style-name="P70">Targets:</text:p>
          </table:table-cell>
          <table:table-cell table:style-name="Table6.A1" office:value-type="string">
            <text:p text:style-name="P70">All</text:p>
          </table:table-cell>
        </table:table-row>
      </table:table>
      <text:p text:style-name="P80"/>
      <text:p text:style-name="P80">The role of this element on the form.</text:p>
      <text:p text:style-name="P80"/>
      <text:p text:style-name="P80"><text:span text:style-name="T12">background-color</text:span>. When this object is marked as having the background color role, the background color of the current control is set from this object.</text:p>
      <text:p text:style-name="P81"><text:span text:style-name="T12">height</text:span>. When marked as having the height role, the height of the current control is set from this object.</text:p>
      <text:p text:style-name="P82"><text:span text:style-name="T12">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77"><text:span text:style-name="T57">width</text:span>. When marked as having the <text:span text:style-name="T58">width</text:span> role, the <text:span text:style-name="T58">width</text:span> of the current control is set from this object.<text:line-break/></text:p>
      <text:p text:style-name="P77"/>
      <text:h text:style-name="P75" text:outline-level="3">Skip</text:h>
      <table:table table:name="Table9" table:style-name="Table9">
        <table:table-column table:style-name="Table9.A"/>
        <table:table-column table:style-name="Table9.B"/>
        <table:table-row>
          <table:table-cell table:style-name="Table9.A1" office:value-type="string">
            <text:p text:style-name="P69">Required:</text:p>
          </table:table-cell>
          <table:table-cell table:style-name="Table9.A1" office:value-type="string">
            <text:p text:style-name="P69">No</text:p>
          </table:table-cell>
        </table:table-row>
        <text:soft-page-break/>
        <table:table-row>
          <table:table-cell table:style-name="Table9.A1" office:value-type="string">
            <text:p text:style-name="P70">Type:</text:p>
          </table:table-cell>
          <table:table-cell table:style-name="Table9.A1" office:value-type="string">
            <text:p text:style-name="P83">Boolean</text:p>
          </table:table-cell>
        </table:table-row>
        <table:table-row>
          <table:table-cell table:style-name="Table9.A1" office:value-type="string">
            <text:p text:style-name="P70"><text:span text:style-name="T52">Values</text:span>:</text:p>
          </table:table-cell>
          <table:table-cell table:style-name="Table9.A1" office:value-type="string">
            <text:p text:style-name="P83">Yes, No, 1, 0, True, False</text:p>
          </table:table-cell>
        </table:table-row>
        <table:table-row>
          <table:table-cell table:style-name="Table9.A1" office:value-type="string">
            <text:p text:style-name="P70">Targets:</text:p>
          </table:table-cell>
          <table:table-cell table:style-name="Table9.A1" office:value-type="string">
            <text:p text:style-name="P70">All</text:p>
          </table:table-cell>
        </table:table-row>
      </table:table>
      <text:p text:style-name="P80"/>
      <text:p text:style-name="P80"><text:span text:style-name="T59">Value indicating whether to skip this item in conversion</text:span>. <text:span text:style-name="T59">This is typically used when an element is present for effect or example only and will not be a part of the UI.</text:span></text:p>
      <text:p text:style-name="P72"/>
      <text:h text:style-name="P76" text:outline-level="3">Width</text:h>
      <table:table table:name="Table7" table:style-name="Table7">
        <table:table-column table:style-name="Table7.A"/>
        <table:table-column table:style-name="Table7.B"/>
        <table:table-row>
          <table:table-cell table:style-name="Table7.A1" office:value-type="string">
            <text:p text:style-name="P69">Required:</text:p>
          </table:table-cell>
          <table:table-cell table:style-name="Table7.A1" office:value-type="string">
            <text:p text:style-name="P69">No</text:p>
          </table:table-cell>
        </table:table-row>
        <table:table-row>
          <table:table-cell table:style-name="Table7.A1" office:value-type="string">
            <text:p text:style-name="P70">Type:</text:p>
          </table:table-cell>
          <table:table-cell table:style-name="Table7.A1" office:value-type="string">
            <text:p text:style-name="P70">String</text:p>
          </table:table-cell>
        </table:table-row>
        <table:table-row>
          <table:table-cell table:style-name="Table7.A1" office:value-type="string">
            <text:p text:style-name="P70"><text:span text:style-name="T52">Values</text:span>:</text:p>
          </table:table-cell>
          <table:table-cell table:style-name="Table7.A1" office:value-type="string">
            <text:p text:style-name="P71"><text:span text:style-name="T60">{</text:span>number<text:span text:style-name="T60">}[{</text:span>unit<text:span text:style-name="T60">}]</text:span>, Expand, Shrink</text:p>
          </table:table-cell>
        </table:table-row>
        <table:table-row>
          <table:table-cell table:style-name="Table7.A1" office:value-type="string">
            <text:p text:style-name="P70">Targets:</text:p>
          </table:table-cell>
          <table:table-cell table:style-name="Table7.A1" office:value-type="string">
            <text:p text:style-name="P70">All</text:p>
          </table:table-cell>
        </table:table-row>
      </table:table>
      <text:p text:style-name="P72"/>
      <text:p text:style-name="P73">When set to the specified number and unit, the width of the object will be set to allocate as much of that setting as possible. When set to <text:span text:style-name="T12">Expand</text:span>, the width of the object will attempt to take up available space. When set to <text:span text:style-name="T12">Shrink</text:span>, the width of the object will attempt to collapse to its smallest practical width, including padding and margins.</text:p>
      <text:p text:style-name="P67"/>
      <text:p text:style-name="P6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84">Name</text:p>
            </table:table-cell>
            <table:table-cell table:style-name="SVGAttributeReferences.A1" office:value-type="string">
              <text:p text:style-name="P84">Type</text:p>
            </table:table-cell>
            <table:table-cell table:style-name="SVGAttributeReferences.A1" office:value-type="string">
              <text:p text:style-name="P84">Values</text:p>
            </table:table-cell>
            <table:table-cell table:style-name="SVGAttributeReferences.A1" office:value-type="string">
              <text:p text:style-name="P84">Default</text:p>
            </table:table-cell>
            <table:table-cell table:style-name="SVGAttributeReferences.A1" office:value-type="string">
              <text:p text:style-name="P84">Targets</text:p>
            </table:table-cell>
            <table:table-cell table:style-name="SVGAttributeReferences.A1" office:value-type="string">
              <text:p text:style-name="P84">Description</text:p>
            </table:table-cell>
          </table:table-row>
        </table:table-header-rows>
        <table:table-row>
          <table:table-cell table:style-name="SVGAttributeReferences.A1" office:value-type="string">
            <text:p text:style-name="P85"/>
          </table:table-cell>
          <table:table-cell table:style-name="SVGAttributeReferences.A1" office:value-type="string">
            <text:p text:style-name="P85"/>
          </table:table-cell>
          <table:table-cell table:style-name="SVGAttributeReferences.A1" office:value-type="string">
            <text:p text:style-name="P85"/>
          </table:table-cell>
          <table:table-cell table:style-name="SVGAttributeReferences.A1" office:value-type="string">
            <text:p text:style-name="P85"/>
          </table:table-cell>
          <table:table-cell table:style-name="SVGAttributeReferences.A1" office:value-type="string">
            <text:p text:style-name="P85"/>
          </table:table-cell>
          <table:table-cell table:style-name="SVGAttributeReferences.A1" office:value-type="string">
            <text:p text:style-name="P85"/>
          </table:table-cell>
        </table:table-row>
      </table:table>
      <text:p text:style-name="P67"/>
      <text:p text:style-name="P67"/>
      <text:p text:style-name="P31"/>
      <text:p text:style-name="P31"/>
      <text:p text:style-name="P31"/>
      <text:p text:style-name="P31"/>
      <text:h text:style-name="Heading_20_1" text:outline-level="1"><text:soft-page-break/>AGPL-3 License</text:h>
      <text:p text:style-name="P86">This <text:span text:style-name="T1">document can be </text:span>redistribute<text:span text:style-name="T1">d or modified </text:span>under the terms of the GNU General Public License as published by the Free Software Foundation, either version 3 of the License, or (at your option) any later version.</text:p>
      <text:p text:style-name="P86"/>
      <text:p text:style-name="P86">This <text:span text:style-name="T1">information</text:span> is distributed in the hope that it will be useful, but WITHOUT ANY WARRANTY; without even the implied warranty of MERCHANTABILITY or FITNESS FOR A PARTICULAR PURPOSE. <text:s/>See the GNU General Public License for more details.</text:p>
      <text:p text:style-name="P86"/>
      <text:p text:style-name="P86">You should have received a copy of the GNU General Public License along with <text:span text:style-name="T1">these materials</text:span>. <text:s/>If not, see &lt;https://www.gnu.org/licenses/&gt;.</text:p>
      <text:p text:style-name="P86"/>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46</meta:editing-cycles>
    <meta:editing-duration>PT5H20M17S</meta:editing-duration>
    <dc:date>2025-10-06T12:25:04.176190600</dc:date>
    <meta:document-statistic meta:table-count="8" meta:image-count="0" meta:object-count="0" meta:page-count="17" meta:paragraph-count="285" meta:word-count="4888" meta:character-count="30215" meta:non-whitespace-character-count="2560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